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A8000006EE3753F3946FC00B9F.png" manifest:media-type="image/png"/>
  <manifest:file-entry manifest:full-path="Pictures/1000020100000746000006A28CB19A1CEE5849D1.png" manifest:media-type="image/png"/>
  <manifest:file-entry manifest:full-path="Pictures/1000020100000280000001E08F73DE62A8D22B2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33a3a3" loext:opacity="100%"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33a3a3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456cm" svg:height="16.842cm" svg:x="1.588cm" svg:y="-0.9cm">
          <draw:image xlink:href="Pictures/1000020100000280000001E08F73DE62A8D22B27.png" xlink:type="simple" xlink:show="embed" xlink:actuate="onLoad" draw:mime-type="image/png">
            <text:p/>
          </draw:image>
        </draw:frame>
        <draw:frame draw:style-name="gr1" draw:text-style-name="P1" draw:layer="layout" svg:width="6.418cm" svg:height="5.853cm" svg:x="5.009cm" svg:y="1.326cm">
          <draw:image xlink:href="Pictures/1000020100000746000006A28CB19A1CEE5849D1.png" xlink:type="simple" xlink:show="embed" xlink:actuate="onLoad" draw:mime-type="image/png">
            <text:p/>
          </draw:image>
        </draw:frame>
        <draw:line draw:style-name="gr2" draw:text-style-name="P2" draw:layer="layout" svg:x1="8.429cm" svg:y1="7.532cm" svg:x2="8.529cm" svg:y2="1.753cm">
          <text:p/>
        </draw:line>
        <draw:frame draw:style-name="gr3" draw:text-style-name="P3" draw:layer="layout" svg:width="0.959cm" svg:height="0.962cm" svg:x="8.429cm" svg:y="7.159cm">
          <draw:text-box>
            <text:p><text:span text:style-name="T1">B</text:span></text:p>
          </draw:text-box>
        </draw:frame>
        <draw:frame draw:style-name="gr1" draw:text-style-name="P1" draw:layer="layout" svg:width="5.814cm" svg:height="6.054cm" svg:x="11.145cm" svg:y="1.326cm">
          <draw:image xlink:href="Pictures/10000201000006A8000006EE3753F3946FC00B9F.png" xlink:type="simple" xlink:show="embed" xlink:actuate="onLoad" draw:mime-type="image/png">
            <text:p/>
          </draw:image>
        </draw:frame>
        <draw:custom-shape draw:style-name="gr4" draw:text-style-name="P1" draw:layer="layout" svg:width="0.348cm" svg:height="0.35cm" svg:x="13.861cm" svg:y="7.29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959cm" svg:height="0.962cm" svg:x="14.212cm" svg:y="6.992cm">
          <draw:text-box>
            <text:p><text:span text:style-name="T1">B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width="0.1cm" svg:stroke-color="#33a3a3" draw:marker-start-width="0.35cm" draw:marker-end-width="0.35cm" draw:fill="none" draw:fill-gradient-name="Gradient_20_7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Cristiano De Michele</meta:initial-creator>
    <meta:creation-date>2020-12-21T17:36:19.567239595</meta:creation-date>
    <dc:date>2020-12-22T18:23:37.212849077</dc:date>
    <dc:creator>Cristiano De Michele</dc:creator>
    <meta:editing-duration>PT2H2M8S</meta:editing-duration>
    <meta:editing-cycles>7</meta:editing-cycles>
    <meta:generator>LibreOffice/7.0.3.1$MacOSX_X86_64 LibreOffice_project/d7547858d014d4cf69878db179d326fc3483e082</meta:generator>
    <meta:document-statistic meta:object-count="30"/>
  </office:meta>
</office:document-meta>
</file>